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3" calcext:value-type="float">
            <text:p>9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22" calcext:value-type="float">
            <text:p>98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859" calcext:value-type="float">
            <text:p>98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3" calcext:value-type="float">
            <text:p>99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76" calcext:value-type="float">
            <text:p>987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65" calcext:value-type="float">
            <text:p>98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935" calcext:value-type="float">
            <text:p>9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2" calcext:value-type="float">
            <text:p>99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2" calcext:value-type="float">
            <text:p>98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947" calcext:value-type="float">
            <text:p>99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26" calcext:value-type="float">
            <text:p>99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74" calcext:value-type="float">
            <text:p>9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6" calcext:value-type="float">
            <text:p>9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6" calcext:value-type="float">
            <text:p>99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840" calcext:value-type="float">
            <text:p>98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871" calcext:value-type="float">
            <text:p>98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6" calcext:value-type="float">
            <text:p>9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45" calcext:value-type="float">
            <text:p>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01" calcext:value-type="float">
            <text:p>9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1:12:18.700349172</meta:creation-date>
    <meta:generator>LibreOffice/5.3.1.2$Linux_X86_64 LibreOffice_project/30m0$Build-2</meta:generator>
    <dc:date>2018-05-25T10:52:28.772733212</dc:date>
    <meta:editing-duration>PT9H40M8S</meta:editing-duration>
    <meta:editing-cycles>4</meta:editing-cycles>
    <meta:document-statistic meta:table-count="1" meta:cell-count="420" meta:object-count="0"/>
  </office:meta>
</office:document-meta>
</file>